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545cm" style:rel-column-width="5958*"/>
    </style:style>
    <style:style style:name="Table1.F" style:family="table-column">
      <style:table-column-properties style:column-width="1.545cm" style:rel-column-width="5959*"/>
    </style:style>
    <style:style style:name="Table1.G" style:family="table-column">
      <style:table-column-properties style:column-width="1.545cm" style:rel-column-width="595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K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5a816" officeooo:paragraph-rsid="0005a816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5a816" officeooo:paragraph-rsid="0005a816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76009" officeooo:paragraph-rsid="00076009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7737d" officeooo:paragraph-rsid="0005a816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7737d" officeooo:paragraph-rsid="0007737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78e17" officeooo:paragraph-rsid="00078e17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ed6ca" officeooo:paragraph-rsid="000ed6ca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078e17" officeooo:paragraph-rsid="00078e17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bold" officeooo:rsid="000af6f6" officeooo:paragraph-rsid="000af6f6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078e17" officeooo:paragraph-rsid="00078e17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0af6f6" officeooo:paragraph-rsid="000af6f6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0c563d" officeooo:paragraph-rsid="000c563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0d8cb1" officeooo:paragraph-rsid="000d8cb1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0ecfa5" officeooo:paragraph-rsid="000ecfa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091e5d" officeooo:paragraph-rsid="00091e5d"/>
    </style:style>
    <style:style style:name="P16" style:family="paragraph" style:parent-style-name="Standard">
      <style:paragraph-properties fo:text-align="start" style:justify-single-word="false"/>
      <style:text-properties style:text-underline-style="none" officeooo:rsid="000af6f6" officeooo:paragraph-rsid="000af6f6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officeooo:rsid="000ed6ca" officeooo:paragraph-rsid="000ed6ca"/>
    </style:style>
    <style:style style:name="P19" style:family="paragraph" style:parent-style-name="Table_20_Contents">
      <style:paragraph-properties fo:text-align="start" style:justify-single-word="false"/>
      <style:text-properties officeooo:rsid="000f2228" officeooo:paragraph-rsid="000f2228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76009"/>
    </style:style>
    <style:style style:name="T3" style:family="text">
      <style:text-properties style:text-underline-style="none" officeooo:rsid="0007737d"/>
    </style:style>
    <style:style style:name="T4" style:family="text">
      <style:text-properties style:text-underline-style="none" fo:font-weight="bold" officeooo:rsid="0007737d" style:font-weight-asian="bold" style:font-weight-complex="bold"/>
    </style:style>
    <style:style style:name="T5" style:family="text">
      <style:text-properties style:text-underline-style="none" fo:font-weight="bold" officeooo:rsid="00078e17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078e17" style:font-weight-asian="normal" style:font-weight-complex="normal"/>
    </style:style>
    <style:style style:name="T8" style:family="text">
      <style:text-properties style:text-underline-style="none" officeooo:rsid="000ecfa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78e17" style:font-weight-asian="normal" style:font-weight-complex="normal"/>
    </style:style>
    <style:style style:name="T12" style:family="text">
      <style:text-properties fo:font-weight="normal" officeooo:rsid="00091e5d" style:font-weight-asian="normal" style:font-weight-complex="normal"/>
    </style:style>
    <style:style style:name="T13" style:family="text">
      <style:text-properties fo:font-weight="normal" officeooo:rsid="000af6f6" style:font-weight-asian="normal" style:font-weight-complex="normal"/>
    </style:style>
    <style:style style:name="T14" style:family="text">
      <style:text-properties officeooo:rsid="000b3fa2"/>
    </style:style>
    <style:style style:name="T15" style:family="text">
      <style:text-properties officeooo:rsid="000d8cb1"/>
    </style:style>
    <style:style style:name="T16" style:family="text">
      <style:text-properties officeooo:rsid="000f7f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ulation Pseudo Code</text:p>
      <text:p text:style-name="P1"><text:span text:style-name="T1"/></text:p>
      <text:p text:style-name="P2">Continuous:</text:p>
      <text:p text:style-name="P2"><text:span text:style-name="T1"/></text:p>
      <text:p text:style-name="P3"><text:span text:style-name="T1">Option between mean difference, standardised mean difference, or using only a single continuous variable. Mean difference appears to be the best option.</text:span></text:p>
      <text:p text:style-name="P4"><text:span text:style-name="T1"/></text:p>
      <text:p text:style-name="P5"><text:span text:style-name="T1">Size of measure lies in ratio between mean difference and standard deviation (as well as heterogeneity).</text:span></text:p>
      <text:p text:style-name="P2"><text:span text:style-name="T1"/></text:p>
      <text:p text:style-name="P2"><text:span text:style-name="T1">Variables required:</text:span></text:p>
      <text:p text:style-name="P2"><text:span text:style-name="T1"><text:tab/>Number of initial </text:span><text:span text:style-name="T2">studies</text:span></text:p>
      <text:p text:style-name="P2"><text:span text:style-name="T1"><text:tab/>Number of updated </text:span><text:span text:style-name="T2">studies</text:span></text:p>
      <text:p text:style-name="P2"><text:span text:style-name="T1"><text:tab/>Initial </text:span><text:span text:style-name="T3">mean difference</text:span></text:p>
      <text:p text:style-name="P2"><text:span text:style-name="T1"><text:tab/>Updated </text:span><text:span text:style-name="T3">mean difference</text:span></text:p>
      <text:p text:style-name="P2"><text:span text:style-name="T1"><text:tab/>Initial heterogeneity</text:span></text:p>
      <text:p text:style-name="P2"><text:span text:style-name="T1"><text:tab/>Updated heterogeneity</text:span></text:p>
      <text:p text:style-name="P2"><text:span text:style-name="T1"><text:tab/>Biological variation (sd)</text:span></text:p>
      <text:p text:style-name="P2"><text:span text:style-name="T1"><text:tab/></text:span><text:span text:style-name="T2">Sample size of each study</text:span></text:p>
      <text:p text:style-name="P2"><text:span text:style-name="T2"><text:tab/>Number in each group of each study</text:span></text:p>
      <text:p text:style-name="P2"><text:span text:style-name="T1"/></text:p>
      <text:p text:style-name="P2"><text:span text:style-name="T1">Combinations:</text:span></text:p>
      <text:p text:style-name="P2"><text:span text:style-name="T1"><text:tab/>Varying sample mean </text:span><text:span text:style-name="T2">(this should be varying mean difference)</text:span></text:p>
      <text:p text:style-name="P2"><text:span text:style-name="T1"><text:tab/>Varying heterogeneity</text:span></text:p>
      <text:p text:style-name="P2"><text:span text:style-name="T1"><text:tab/>Varying number of updated studies (could include incrementally, testing as each is included)</text:span></text:p>
      <text:p text:style-name="P2"><text:span text:style-name="T1"/></text:p>
      <text:p text:style-name="P2"><text:span text:style-name="T1">Method:</text:span></text:p>
      <text:p text:style-name="P2"><text:span text:style-name="T1"><text:tab/></text:span><text:span text:style-name="T3">First generate mean differences (in both initial and updated), by sampling from a normal distribution with mean = mean difference and standard deviation = heterogeneity (specific to initial vs updated). Then using the known sample sizes, sample group values for each study (to avoid excess 0s, use mean = 10 for group 1 and mean = 10 + mean difference for group 2, </text:span><text:span text:style-name="T4">use the same sd?</text:span><text:span text:style-name="T3">). To find group sizes sample from the binomial distribution (sample size = study size, rate = 0.5).</text:span></text:p>
      <text:p text:style-name="P2"><text:span text:style-name="T3"/></text:p>
      <text:p text:style-name="P5"><text:span text:style-name="T1">This should provide:</text:span></text:p>
      <text:p text:style-name="P5"><text:span text:style-name="T1"><text:tab/>Individual values of a trait (including which group)</text:span></text:p>
      <text:p text:style-name="P5"><text:span text:style-name="T1"><text:tab/>Grouped means and standard deviations (as well as group sizes)</text:span></text:p>
      <text:p text:style-name="P5"><text:span text:style-name="T1"><text:tab/></text:span></text:p>
      <text:p text:style-name="P5"><text:span text:style-name="T1">Allowing both individual patient and summary statistic meta-analysis.</text:span></text:p>
      <text:p text:style-name="P5"><text:span text:style-name="T1"><text:tab/></text:span><text:span text:style-name="T5">What is the form of IPD in this case?</text:span></text:p>
      <text:p text:style-name="P5"><text:span text:style-name="T7"/></text:p>
      <text:p text:style-name="P7"><text:span text:style-name="T7">F</text:span><text:span text:style-name="T6">inal data frame</text:span></text:p>
      <text:p text:style-name="P5"><text:span text:style-name="T7"/></text:p>
      <table:table table:name="Table1" table:style-name="Table1">
        <table:table-column table:style-name="Table1.A" table:number-columns-repeated="5"/>
        <table:table-column table:style-name="Table1.F"/>
        <table:table-column table:style-name="Table1.G" table:number-columns-repeated="5"/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9">Repeat Number</text:p>
          </table:table-cell>
          <table:table-cell table:style-name="Table1.A1" office:value-type="string">
            <text:p text:style-name="P18">Study ID</text:p>
          </table:table-cell>
          <table:table-cell table:style-name="Table1.A1" office:value-type="string">
            <text:p text:style-name="P18">Initial or Updated</text:p>
          </table:table-cell>
          <table:table-cell table:style-name="Table1.A1" office:value-type="string">
            <text:p text:style-name="P18">Group 1 Mean</text:p>
          </table:table-cell>
          <table:table-cell table:style-name="Table1.A1" office:value-type="string">
            <text:p text:style-name="P18">Group 2 Mean</text:p>
          </table:table-cell>
          <table:table-cell table:style-name="Table1.A1" office:value-type="string">
            <text:p text:style-name="P18">Group 1 SD</text:p>
          </table:table-cell>
          <table:table-cell table:style-name="Table1.A1" office:value-type="string">
            <text:p text:style-name="P18">Group <text:span text:style-name="T16">2 SD</text:span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>Group 1 Size</text:p>
          </table:table-cell>
          <table:table-cell table:style-name="Table1.K1" office:value-type="string">
            <text:p text:style-name="P18">Group 2 Size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K2" office:value-type="string">
            <text:p text:style-name="P17"/>
          </table:table-cell>
        </table:table-row>
      </table:table>
      <text:p text:style-name="P6"><text:span text:style-name="T11"/></text:p>
      <text:p text:style-name="P6"><text:span text:style-name="T11"/></text:p>
      <text:p text:style-name="P6"><text:span text:style-name="T10"/></text:p>
      <text:p text:style-name="P6"><text:soft-page-break/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8"><text:span text:style-name="T11"/></text:p>
      <text:p text:style-name="P6"><text:span text:style-name="T10">Log Odds (observational)</text:span></text:p>
      <text:p text:style-name="P8"><text:span text:style-name="T10"/></text:p>
      <text:p text:style-name="P8"><text:span text:style-name="T10">Could do basic 2 level or dose-response.</text:span></text:p>
      <text:p text:style-name="P8"><text:span text:style-name="T10"/></text:p>
      <text:p text:style-name="P8"><text:span text:style-name="T10">Size of measure lies in OR </text:span><text:span text:style-name="T12">(</text:span><text:span text:style-name="T13">and relationship with heterogeneity)</text:span></text:p>
      <text:p text:style-name="P8"><text:span text:style-name="T13"/></text:p>
      <text:p text:style-name="P16"><text:span text:style-name="T13">N</text:span><text:span text:style-name="T10">eed background rate of occurance (duh) to mathematically derive group characteristics from OR</text:span></text:p>
      <text:p text:style-name="P8"><text:span text:style-name="T10"/></text:p>
      <text:p text:style-name="P15"><text:span text:style-name="T10">Required variables:</text:span></text:p>
      <text:p text:style-name="P15"><text:span text:style-name="T10"><text:tab/>Rate of occurance in group 1</text:span></text:p>
      <text:p text:style-name="P15"><text:span text:style-name="T10"><text:tab/>Rate of occurance in group 2 </text:span><text:span text:style-name="T13">(derived from rate of occurance + OR)</text:span></text:p>
      <text:p text:style-name="P15"><text:span text:style-name="T10"><text:tab/>Number in each group (derived from study size)</text:span></text:p>
      <text:p text:style-name="P15"><text:span text:style-name="T10"><text:tab/>Heterogeneity (initial and updated)</text:span></text:p>
      <text:p text:style-name="P10"/>
      <text:p text:style-name="P11">Method:</text:p>
      <text:p text:style-name="P11"><text:tab/>Use log(OR) (<text:span text:style-name="T9">?</text:span>) and sample from normal using chosen OR as mean and heterogeneity as sd. Taking these as <text:span text:style-name="T14">study results, derive group occurance rates using the OR, size of the groups, and the background rate.</text:span></text:p>
      <text:p text:style-name="P11"/>
      <text:p text:style-name="P13">Possible to model for cohort vs case-control study designs by varing the base rate in controls (lower in cohort)</text:p>
      <text:p text:style-name="P11"/>
      <text:p text:style-name="P12">This is generalisable to multiple groups.</text:p>
      <text:p text:style-name="P12"><text:tab/><text:span text:style-name="T15">Use a linear dose-response to generate OR, then impose heterogeneity</text:span></text:p>
      <text:p text:style-name="P1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Problem that large studies can give wrong effect (funnel plot problem)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8T10:17:37.634000000</meta:creation-date>
    <dc:date>2014-05-28T17:16:27.205000000</dc:date>
    <meta:editing-duration>PT4H57M26S</meta:editing-duration>
    <meta:editing-cycles>3</meta:editing-cycles>
    <meta:generator>LibreOffice/4.1.6.2$Windows_x86 LibreOffice_project/40ff705089295be5be0aae9b15123f687c05b0a</meta:generator>
    <meta:document-statistic meta:table-count="1" meta:image-count="0" meta:object-count="0" meta:page-count="2" meta:paragraph-count="51" meta:word-count="402" meta:character-count="2510" meta:non-whitespace-character-count="2135"/>
  </office:meta>
</office:document-meta>
</file>